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681in" table:align="left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4.83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5472in"/>
    </style:style>
    <style:style style:name="Table2.B" style:family="table-column">
      <style:table-column-properties style:column-width="5.377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officeooo:rsid="0001fe07" officeooo:paragraph-rsid="0001fe07" style:font-weight-asian="bold" style:font-weight-complex="bold"/>
    </style:style>
    <style:style style:name="P2" style:family="paragraph" style:parent-style-name="Heading_20_3">
      <style:text-properties fo:font-weight="bold" officeooo:rsid="0001fe07" officeooo:paragraph-rsid="0001fe07" style:font-weight-asian="bold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Standard" style:list-style-name="L3">
      <style:text-properties officeooo:paragraph-rsid="0001fe07"/>
    </style:style>
    <style:style style:name="P5" style:family="paragraph" style:parent-style-name="Standard">
      <style:text-properties fo:font-weight="bold" officeooo:rsid="0001fe07" officeooo:paragraph-rsid="0001fe07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4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fe07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ic Interaction with GitHub Cheat-Sheet</text:h>
      <text:p text:style-name="Horizontal_20_Line"/>
      <text:p text:style-name="Text_20_body">There are various remote repository hosting sites:</text:p>
      <text:list xml:id="list3896864245" text:style-name="L1">
        <text:list-item>
          <text:p text:style-name="P9"><text:a xlink:type="simple" xlink:href="http://github.com/" office:target-frame-name="_blank" xlink:show="new" text:style-name="Internet_20_link" text:visited-style-name="Visited_20_Internet_20_Link"><text:span text:style-name="T1">GitHub</text:span></text:a></text:p>
        </text:list-item>
        <text:list-item>
          <text:p text:style-name="P9"><text:a xlink:type="simple" xlink:href="https://bitbucket.org/product" office:target-frame-name="_blank" xlink:show="new" text:style-name="Internet_20_link" text:visited-style-name="Visited_20_Internet_20_Link"><text:span text:style-name="T1">BitBucket</text:span></text:a></text:p>
        </text:list-item>
        <text:list-item>
          <text:p text:style-name="P6"><text:a xlink:type="simple" xlink:href="https://gitlab.com/" office:target-frame-name="_blank" xlink:show="new" text:style-name="Internet_20_link" text:visited-style-name="Visited_20_Internet_20_Link"><text:span text:style-name="T1">Gitlab</text:span></text:a>.</text:p>
        </text:list-item>
      </text:list>
      <text:p text:style-name="Text_20_body">Follow the workflow at <text:a xlink:type="simple" xlink:href="https://github.com/join" office:target-frame-name="_blank" xlink:show="new" text:style-name="Internet_20_link" text:visited-style-name="Visited_20_Internet_20_Link"><text:span text:style-name="T1">https://github.com/join</text:span></text:a> to set up a free account, username, and password. After that, <text:a xlink:type="simple" xlink:href="https://help.github.com/articles/create-a-repo/" office:target-frame-name="_blank" xlink:show="new" text:style-name="Internet_20_link" text:visited-style-name="Visited_20_Internet_20_Link"><text:span text:style-name="T1">these steps</text:span></text:a> will help you create a brand new repository on GitHub.</text:p>
      <text:p text:style-name="Text_20_body">Some useful commands for getting started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Explanation &amp; Link</text:p>
            </table:table-cell>
          </table:table-row>
        </table:table-header-rows>
        <table:table-row>
          <table:table-cell table:style-name="Table1.A1" office:value-type="string">
            <text:p text:style-name="Table_20_Contents">git clone URL</text:p>
          </table:table-cell>
          <table:table-cell table:style-name="Table1.A1" office:value-type="string">
            <text:p text:style-name="Table_20_Contents"><text:a xlink:type="simple" xlink:href="https://git-scm.com/docs/git-clone" office:target-frame-name="_blank" xlink:show="new" text:style-name="Internet_20_link" text:visited-style-name="Visited_20_Internet_20_Link"><text:span text:style-name="T1">Git clone is used to clone a remote repository into a local workspace</text:span></text:a></text:p>
          </table:table-cell>
        </table:table-row>
        <table:table-row>
          <table:table-cell table:style-name="Table1.A1" office:value-type="string">
            <text:p text:style-name="Table_20_Contents">git push</text:p>
          </table:table-cell>
          <table:table-cell table:style-name="Table1.A1" office:value-type="string">
            <text:p text:style-name="Table_20_Contents"><text:a xlink:type="simple" xlink:href="https://git-scm.com/docs/git-push" office:target-frame-name="_blank" xlink:show="new" text:style-name="Internet_20_link" text:visited-style-name="Visited_20_Internet_20_Link"><text:span text:style-name="T1">Git push is used to push commits from your local repo to a remote repo</text:span></text:a></text:p>
          </table:table-cell>
        </table:table-row>
        <table:table-row>
          <table:table-cell table:style-name="Table1.A1" office:value-type="string">
            <text:p text:style-name="Table_20_Contents">git pull</text:p>
          </table:table-cell>
          <table:table-cell table:style-name="Table1.A1" office:value-type="string">
            <text:p text:style-name="Table_20_Contents"><text:a xlink:type="simple" xlink:href="https://git-scm.com/docs/git-pull" office:target-frame-name="_blank" xlink:show="new" text:style-name="Internet_20_link" text:visited-style-name="Visited_20_Internet_20_Link"><text:span text:style-name="T1">Git pull is used to fetch the newest updates from a remote repository</text:span></text:a></text:p>
          </table:table-cell>
        </table:table-row>
      </table:table>
      <text:p text:style-name="Text_20_body">This can be useful for keeping your local workspace up to date.</text:p>
      <text:list xml:id="list1130572808" text:style-name="L2">
        <text:list-item>
          <text:p text:style-name="P10"><text:a xlink:type="simple" xlink:href="https://help.github.com/en/articles/caching-your-github-password-in-git" office:target-frame-name="_blank" xlink:show="new" text:style-name="Internet_20_link" text:visited-style-name="Visited_20_Internet_20_Link"><text:span text:style-name="T1">https://help.github.com/en/articles/caching-your-github-password-in-git</text:span></text:a></text:p>
        </text:list-item>
        <text:list-item>
          <text:p text:style-name="P7"><text:a xlink:type="simple" xlink:href="https://help.github.com/en/articles/generating-an-ssh-key" office:target-frame-name="_blank" xlink:show="new" text:style-name="Internet_20_link" text:visited-style-name="Visited_20_Internet_20_Link"><text:span text:style-name="T1">https://help.github.com/en/articles/generating-an-ssh-key</text:span></text:a>  </text:p>
        </text:list-item>
      </text:list>
      <text:p text:style-name="Standard"/>
      <text:p text:style-name="Standard"/>
      <text:p text:style-name="P5"/>
      <text:h text:style-name="P1" text:outline-level="2">Git Remotes Cheat-Sheet</text:h>
      <text:p text:style-name="Horizontal_20_Line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Explanation &amp; Links</text:p>
            </table:table-cell>
          </table:table-row>
        </table:table-header-rows>
        <table:table-row>
          <table:table-cell table:style-name="Table2.A1" office:value-type="string">
            <text:p text:style-name="Table_20_Contents">git remote </text:p>
          </table:table-cell>
          <table:table-cell table:style-name="Table2.A1" office:value-type="string">
            <text:p text:style-name="Table_20_Contents"><text:a xlink:type="simple" xlink:href="https://git-scm.com/docs/git-remote" office:target-frame-name="_blank" xlink:show="new" text:style-name="Internet_20_link" text:visited-style-name="Visited_20_Internet_20_Link"><text:span text:style-name="T1">Lists remote repos</text:span></text:a></text:p>
          </table:table-cell>
        </table:table-row>
        <table:table-row>
          <table:table-cell table:style-name="Table2.A1" office:value-type="string">
            <text:p text:style-name="Table_20_Contents">git remote -v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-v" office:target-frame-name="_blank" xlink:show="new" text:style-name="Internet_20_link" text:visited-style-name="Visited_20_Internet_20_Link"><text:span text:style-name="T1">List remote repos verbosely</text:span></text:a></text:p>
          </table:table-cell>
        </table:table-row>
        <table:table-row>
          <table:table-cell table:style-name="Table2.A1" office:value-type="string">
            <text:p text:style-name="Table_20_Contents">git remote show &lt;name&gt;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emshowem" office:target-frame-name="_blank" xlink:show="new" text:style-name="Internet_20_link" text:visited-style-name="Visited_20_Internet_20_Link"><text:span text:style-name="T1">Describes a single remote repo</text:span></text:a></text:p>
          </table:table-cell>
        </table:table-row>
        <table:table-row>
          <table:table-cell table:style-name="Table2.A1" office:value-type="string">
            <text:p text:style-name="Table_20_Contents">git remote update</text:p>
          </table:table-cell>
          <table:table-cell table:style-name="Table2.A1" office:value-type="string">
            <text:p text:style-name="Table_20_Contents"><text:a xlink:type="simple" xlink:href="https://git-scm.com/docs/git-remote#Documentation/git-remote.txt-emupdateem" office:target-frame-name="_blank" xlink:show="new" text:style-name="Internet_20_link" text:visited-style-name="Visited_20_Internet_20_Link"><text:span text:style-name="T1">Fetches the most up-to-date objects</text:span></text:a></text:p>
          </table:table-cell>
        </table:table-row>
        <table:table-row>
          <table:table-cell table:style-name="Table2.A1" office:value-type="string">
            <text:p text:style-name="Table_20_Contents">git fetch</text:p>
          </table:table-cell>
          <table:table-cell table:style-name="Table2.A1" office:value-type="string">
            <text:p text:style-name="Table_20_Contents"><text:a xlink:type="simple" xlink:href="https://git-scm.com/docs/git-fetch" office:target-frame-name="_blank" xlink:show="new" text:style-name="Internet_20_link" text:visited-style-name="Visited_20_Internet_20_Link"><text:span text:style-name="T1">Downloads specific objects</text:span></text:a></text:p>
          </table:table-cell>
        </table:table-row>
        <table:table-row>
          <table:table-cell table:style-name="Table2.A1" office:value-type="string">
            <text:p text:style-name="Table_20_Contents">git branch -r</text:p>
          </table:table-cell>
          <table:table-cell table:style-name="Table2.A1" office:value-type="string">
            <text:p text:style-name="Table_20_Contents"><text:a xlink:type="simple" xlink:href="https://git-scm.com/docs/git-branch#Documentation/git-branch.txt--r" office:target-frame-name="_blank" xlink:show="new" text:style-name="Internet_20_link" text:visited-style-name="Visited_20_Internet_20_Link"><text:span text:style-name="T1">Lists remote branches</text:span></text:a>; can be combined with other branch arguments to manage remote branches</text:p>
          </table:table-cell>
        </table:table-row>
      </table:table>
      <text:p text:style-name="Text_20_body">You can also see more in the video <text:a xlink:type="simple" xlink:href="https://www.coursera.org/learn/it-security/item/P1I8z" office:target-frame-name="_blank" xlink:show="new" text:style-name="Internet_20_link" text:visited-style-name="Visited_20_Internet_20_Link"><text:span text:style-name="T1">Cryptography in Action</text:span></text:a> from the course <text:a xlink:type="simple" xlink:href="https://www.coursera.org/learn/it-security/home/welcome" office:target-frame-name="_blank" xlink:show="new" text:style-name="Internet_20_link" text:visited-style-name="Visited_20_Internet_20_Link"><text:span text:style-name="T1">IT Security: Defense against the digital dark arts</text:span></text:a>.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3">Difference between git fetch and git pull</text:span></text:p>
      <text:h text:style-name="P2" text:outline-level="3"><text:bookmark text:name="fetch"/>Fetch</text:h>
      <text:p text:style-name="P3"><text:span text:style-name="Source_20_Text">$ git fetch origin</text:span></text:p>
      <text:p text:style-name="Text_20_body"><text:span text:style-name="Strong_20_Emphasis">git fetch</text:span> really only downloads new data from a remote repository - but it doesn't integrate any of this new data into your working files. Fetch is great for getting a fresh view on all the things that happened in a remote repository.<text:line-break/>Due to it's "harmless" nature, you can rest assured: fetch will never manipulate, destroy, or screw up anything. This means you can never fetch often enough.</text:p>
      <text:h text:style-name="Heading_20_3" text:outline-level="3"><text:bookmark text:name="pull"/>Pull</text:h>
      <text:p text:style-name="P3"><text:span text:style-name="Source_20_Text">$ git pull origin master</text:span></text:p>
      <text:p text:style-name="Text_20_body"><text:span text:style-name="Strong_20_Emphasis">git pull</text:span>, in contrast, is used with a different goal in mind: to update your current HEAD branch with the latest changes from the remote server. This means that pull not only downloads new data; it also directly <text:span text:style-name="Strong_20_Emphasis">integrates</text:span> it into your current working copy files. This has a couple of consequences:</text:p>
      <text:list xml:id="list1948098820" text:style-name="L4">
        <text:list-item>
          <text:p text:style-name="P11">Since "git pull" tries to merge remote changes with your local ones, a so-called "merge conflict" can occur. Check out our in-depth tutorial on <text:a xlink:type="simple" xlink:href="https://www.git-tower.com/learn/git/ebook/en/command-line/advanced-topics/merge-conflicts/" text:style-name="Internet_20_link" text:visited-style-name="Visited_20_Internet_20_Link">How to deal with merge conflicts</text:a> for more information. </text:p>
        </text:list-item>
        <text:list-item>
          <text:p text:style-name="P8">Like for many other actions, it's highly recommended to start a "git pull" only with a clean working copy. This means that you should <text:span text:style-name="Emphasis">not</text:span> have any uncommitted local changes before you pull. Use Git's Stash feature to <text:a xlink:type="simple" xlink:href="https://www.git-tower.com/learn/git/ebook/en/command-line/branching-merging/stashing/" text:style-name="Internet_20_link" text:visited-style-name="Visited_20_Internet_20_Link">save your local changes temporarily</text:a>. </text:p>
        </text:list-item>
      </text:list>
      <text:p text:style-name="P5"/>
      <text:list xml:id="list3676069120" text:style-name="L3">
        <text:list-header>
          <text:p text:style-name="P4"><text:span text:style-name="T2">Open this link to get more: </text:span><text:a xlink:type="simple" xlink:href="https://www.git-tower.com/learn/git/faq/difference-between-git-fetch-git-pull/" text:style-name="Internet_20_link" text:visited-style-name="Visited_20_Internet_20_Link"><text:span text:style-name="T2">https://www.git-tower.com/learn/git/faq/difference-between-git-fetch-git-pull/</text:span></text:a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07:50:04.141621180</meta:creation-date>
    <dc:date>2020-11-26T10:21:17.465221500</dc:date>
    <meta:editing-duration>PT10M41S</meta:editing-duration>
    <meta:editing-cycles>1</meta:editing-cycles>
    <meta:document-statistic meta:table-count="2" meta:image-count="0" meta:object-count="0" meta:page-count="2" meta:paragraph-count="44" meta:word-count="425" meta:character-count="2620" meta:non-whitespace-character-count="2242"/>
    <meta:generator>LibreOffice/6.4.6.2$Linux_X86_64 LibreOffice_project/40$Build-2</meta:generator>
  </office:meta>
</office:document-meta>
</file>